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ae9e6" officeooo:paragraph-rsid="000ae9e6"/>
    </style:style>
    <style:style style:name="P2" style:family="paragraph" style:parent-style-name="Text_20_body">
      <style:text-properties officeooo:rsid="000c15cc" officeooo:paragraph-rsid="000c15cc"/>
    </style:style>
    <style:style style:name="P3" style:family="paragraph" style:parent-style-name="Text_20_body">
      <style:text-properties officeooo:rsid="000f0d91" officeooo:paragraph-rsid="000f0d91"/>
    </style:style>
    <style:style style:name="P4" style:family="paragraph" style:parent-style-name="Text_20_body">
      <style:text-properties officeooo:rsid="001035ee" officeooo:paragraph-rsid="001035ee"/>
    </style:style>
    <style:style style:name="P5" style:family="paragraph" style:parent-style-name="Text_20_body">
      <style:text-properties officeooo:rsid="001044bd" officeooo:paragraph-rsid="001044bd"/>
    </style:style>
    <style:style style:name="P6" style:family="paragraph" style:parent-style-name="Text_20_body">
      <style:text-properties fo:font-weight="bold" officeooo:rsid="00113e9a" officeooo:paragraph-rsid="00113e9a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044bd" officeooo:paragraph-rsid="001044bd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13e9a" officeooo:paragraph-rsid="00113e9a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normal" officeooo:rsid="00113e9a" officeooo:paragraph-rsid="00113e9a" style:font-weight-asian="normal" style:font-weight-complex="normal"/>
    </style:style>
    <style:style style:name="P10" style:family="paragraph" style:parent-style-name="Text_20_body">
      <style:text-properties fo:font-weight="normal" officeooo:rsid="0012f2ad" officeooo:paragraph-rsid="0012f2ad" style:font-weight-asian="normal" style:font-weight-complex="normal"/>
    </style:style>
    <style:style style:name="P11" style:family="paragraph" style:parent-style-name="Text_20_body">
      <style:text-properties officeooo:rsid="0014d209" officeooo:paragraph-rsid="0014d209"/>
    </style:style>
    <style:style style:name="P12" style:family="paragraph" style:parent-style-name="Text_20_body">
      <style:text-properties officeooo:paragraph-rsid="0014d209"/>
    </style:style>
    <style:style style:name="P13" style:family="paragraph" style:parent-style-name="Title">
      <style:text-properties officeooo:rsid="0009cd23" officeooo:paragraph-rsid="0009cd23"/>
    </style:style>
    <style:style style:name="P14" style:family="paragraph" style:parent-style-name="Heading_20_1">
      <style:text-properties officeooo:rsid="000ae9e6" officeooo:paragraph-rsid="000ae9e6"/>
    </style:style>
    <style:style style:name="P15" style:family="paragraph" style:parent-style-name="Heading_20_1">
      <style:text-properties officeooo:rsid="000c15cc" officeooo:paragraph-rsid="000c15cc"/>
    </style:style>
    <style:style style:name="P16" style:family="paragraph" style:parent-style-name="Heading_20_1">
      <style:text-properties officeooo:rsid="001044bd" officeooo:paragraph-rsid="001044bd"/>
    </style:style>
    <style:style style:name="P17" style:family="paragraph" style:parent-style-name="Heading_20_1">
      <style:text-properties officeooo:rsid="0014d209" officeooo:paragraph-rsid="0014d209"/>
    </style:style>
    <style:style style:name="P18" style:family="paragraph" style:parent-style-name="Heading_20_2">
      <style:text-properties officeooo:rsid="001044bd" officeooo:paragraph-rsid="001044bd"/>
    </style:style>
    <style:style style:name="T1" style:family="text">
      <style:text-properties officeooo:rsid="000dfc45"/>
    </style:style>
    <style:style style:name="T2" style:family="text">
      <style:text-properties officeooo:rsid="00113e9a"/>
    </style:style>
    <style:style style:name="T3" style:family="text">
      <style:text-properties style:text-underline-style="none"/>
    </style:style>
    <style:style style:name="T4" style:family="text">
      <style:text-properties officeooo:rsid="0014d2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urs 8 XML-TEI</text:p>
      <text:h text:style-name="P14" text:outline-level="1">Pour le devoir de Pinche à rendre</text:h>
      <text:p text:style-name="P1">Chacun des sujets doit avoir :</text:p>
      <text:p text:style-name="P1">-un encodage XML</text:p>
      <text:p text:style-name="P1">-un schéma ODD, avec dedans la documentation du projet (ce qu’on encode, pourquoi, quelle exploitation en vue / pour Sévigné, il faut vraiment travailler dessus) et ensuite l’utilisation des balises.</text:p>
      <text:p text:style-name="P4">Une édition graphèmatique est centrée sur le sens de la lettre, donc on encode les lettres abrégées car elles sont abrégées, alors qu’une édition allographétique étudie chaque caractère, donc il y a intérêt à mettre des balises choice avec chaque lettre partout pour étudier le scribe (suivant une statistique de chaque lettre). On choisit ce qu’on veut, mais l’allographétique n’est pas recommandée.</text:p>
      <text:p text:style-name="P1"/>
      <text:h text:style-name="P15" text:outline-level="1">Correction sainte Eulalie</text:h>
      <text:p text:style-name="P2">Mettre une balise &lt;pb/&gt; signifiant qu’on entre dans une nouvelle page, et on <text:span text:style-name="T1">met en attribut « facs=’’https://Gallica..etc’’ n=147v » le facs renvoyant à la page numérisée sur internet.</text:span></text:p>
      <text:p text:style-name="P3">Mettre des balises &lt;pc&gt; avec l’attribut pour distinguer la ponctuation.</text:p>
      <text:p text:style-name="P3">Préciser avec une balise lorsque c’est subscrit.</text:p>
      <text:p text:style-name="P3">Lorsque le manuscrit a un endroit vide pour signifier un « mais », dans la balise &lt;orig&gt;, on met une balise &lt;pc type=’’orig’’&gt;&lt;/pc&gt;</text:p>
      <text:h text:style-name="P16" text:outline-level="1">Déclarer une entité</text:h>
      <text:p text:style-name="P5">Déclarer une entité permet de faire une « macro », un raccourci permettant d’écrire rapidement une ligne de code répétitive.</text:p>
      <text:p text:style-name="P5">Exemple :</text:p>
      <text:p text:style-name="P5">&lt;!ENTITY pbarre-pre ‘&lt;choice&gt;&lt;abbr&gt;&amp;#58981;&lt;/abbr&gt;&lt;expan&gt;pre&lt;/expan&gt;&lt;/choice&gt;’&gt;</text:p>
      <text:p text:style-name="P5">&lt;!ENTITY <text:s text:c="5"/>← annonce que l’on déclare une entité dans la DTD</text:p>
      <text:p text:style-name="P5">pbarre-pre <text:s text:c="6"/>← c’est le nom de l’entité, elle doit être en un seul bloc</text:p>
      <text:p text:style-name="P5">‘&lt;choice&gt;&lt;abbr&gt;&amp;#58981;&lt;/abbr&gt;&lt;expan&gt;pre&lt;/expan&gt;&lt;/choice&gt;’ <text:s text:c="3"/>← c’est tout ce que remplace notre entité « pbarre-pre ». </text:p>
      <text:p text:style-name="P5"/>
      <text:p text:style-name="P6">L’entité est ensuite appelée avec l’ &amp;.</text:p>
      <text:p text:style-name="P10"><text:soft-page-break/>Ce qui est cool, c’est de pouvoir créer une DTD externe, en forme de grosse base de données de toutes les abréviations (il faudrait les nommer comme cela : descriptionlettre-forme étendue <text:s/>(exemple : pbarre-pre <text:s text:c="2"/>// <text:s/>pbarre-pro) ).</text:p>
      <text:h text:style-name="P18" text:outline-level="2">Les développements d’abréviations</text:h>
      <text:p text:style-name="P5">&lt;choice&gt; <text:s text:c="3"/>← la balise ouvrant le problème</text:p>
      <text:p text:style-name="P5">&lt;abbr&gt;</text:p>
      <text:p text:style-name="P5">#mettre ici le code caractère de la lettre qu’on abrège</text:p>
      <text:p text:style-name="P5">&lt;/abbr&gt;</text:p>
      <text:p text:style-name="P5">&lt;expan&gt; <text:s text:c="5"/>← ici, c’est comment l’abréviation est développée</text:p>
      <text:p text:style-name="P7">&lt;ex&gt;</text:p>
      <text:p text:style-name="P7">ici, on met ce que nous, éditeur, rajoutons <text:span text:style-name="T2">à une abréviation pour la rendre compréhensible</text:span></text:p>
      <text:p text:style-name="P8">&lt;/ex&gt;</text:p>
      <text:p text:style-name="P8"><text:span text:style-name="T3">ici, on met le développement canonique de l’abréviation</text:span></text:p>
      <text:p text:style-name="P9"><text:span text:style-name="T3">&lt;/expan&gt;</text:span></text:p>
      <text:p text:style-name="P9"><text:span text:style-name="T3">&lt;/choice&gt;</text:span></text:p>
      <text:p text:style-name="Title">La construction des dates en France</text:p>
      <text:h text:style-name="P17" text:outline-level="1">L’apport d’EAD</text:h>
      <text:p text:style-name="P11">EAD est très bon pour décrire un fond, puisqu’il est très efficace dans la hiérarchie d’un fond. Il met efficacement en place une arborescence.</text:p>
      <text:p text:style-name="P12"><text:span text:style-name="T4">Cependant, pour la description unitaire d’un manuscrit, pour différencier les parties de texte au sein du manuscrit, on a eu besoin de créer le « msdesc ».</text:span></text:p>
      <text:p text:style-name="P11">Différent projet européen ont tenté de donner lieu différentes versions de la TEI tournant autour du MsDes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3:59:47.679542661</meta:creation-date>
    <dc:date>2019-11-27T15:57:55.664326713</dc:date>
    <meta:editing-duration>PT1H13M3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25" meta:character-count="2745" meta:non-whitespace-character-count="2330"/>
  </office:meta>
</office:document-meta>
</file>